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24e" officeooo:paragraph-rsid="0009924e"/>
    </style:style>
    <style:style style:name="P2" style:family="paragraph" style:parent-style-name="Standard">
      <style:text-properties officeooo:rsid="0009924e" officeooo:paragraph-rsid="000a8977"/>
    </style:style>
    <style:style style:name="T1" style:family="text">
      <style:text-properties officeooo:rsid="000995f6"/>
    </style:style>
    <style:style style:name="T2" style:family="text">
      <style:text-properties officeooo:rsid="000a89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upphafleg skrifaði í C</text:p>
      <text:p text:style-name="P1">2. IBM notar AIX</text:p>
      <text:p text:style-name="P1">3. Apple</text:p>
      <text:p text:style-name="P2">4.<text:span text:style-name="T1"> Notendur forrita eru ekki alltaf fólk</text:span></text:p>
      <text:p text:style-name="P2">5.<text:span text:style-name="T2"> CentOS 6.7</text:span></text:p>
      <text:p text:style-name="P1">6.<text:span text:style-name="T2"> 10%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11-02T14:59:42.511365148</meta:creation-date>
    <dc:date>2015-11-02T16:28:24.090523364</dc:date>
    <dc:creator>Rakel </dc:creator>
    <meta:editing-duration>PT1H22M26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6" meta:word-count="23" meta:character-count="108" meta:non-whitespace-character-count="91"/>
  </office:meta>
</office:document-meta>
</file>